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997,800,760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962,212,84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,426,469,016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1,931,472,169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,907,308,93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,602,072,411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231,264,52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,586,253,383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7:35.300715929</dc:date>
    <meta:editing-duration>PT5H59M33S</meta:editing-duration>
    <meta:editing-cycles>159</meta:editing-cycles>
    <meta:generator>LibreOffice/7.2.6.2$Linux_X86_64 LibreOffice_project/20$Build-2</meta:generator>
    <meta:document-statistic meta:table-count="1" meta:cell-count="48" meta:object-count="0"/>
  </office:meta>
</office:document-meta>
</file>